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2.04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2.73cm" svg:x="5.39cm" svg:y="3.3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3" draw:layer="layout" svg:width="3.175cm" svg:height="1.905cm" svg:x="2.415cm" svg:y="9.125cm">
          <draw:text-box>
            <text:p text:style-name="P2"><text:span text:style-name="T1">Student Voter</text:span></text:p>
            <text:p text:style-name="P2"><text:span text:style-name="T1">Login</text:span></text:p>
          </draw:text-box>
        </draw:frame>
        <draw:frame draw:style-name="gr3" draw:text-style-name="P3" draw:layer="layout" svg:width="3.81cm" svg:height="1.309cm" svg:x="6.36cm" svg:y="5.615cm">
          <draw:text-box>
            <text:p text:style-name="P3"><text:span text:style-name="T1">Display Available</text:span></text:p>
            <text:p text:style-name="P3"><text:span text:style-name="T1">Polls</text:span></text:p>
          </draw:text-box>
        </draw:frame>
        <draw:custom-shape draw:style-name="gr1" draw:text-style-name="P1" draw:layer="layout" svg:width="1.47cm" svg:height="3.81cm" svg:x="10.26cm" svg:y="4.1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3.175cm" svg:height="1.52cm" svg:x="11.13cm" svg:y="5.445cm">
          <draw:text-box>
            <text:p text:style-name="P3"><text:span text:style-name="T1">Select Specific Poll</text:span></text:p>
          </draw:text-box>
        </draw:frame>
        <draw:custom-shape draw:style-name="gr1" draw:text-style-name="P1" draw:layer="layout" svg:width="1.905cm" svg:height="2.675cm" svg:x="14.17cm" svg:y="4.64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2.54cm" svg:height="1.52cm" svg:x="15.775cm" svg:y="4.78cm">
          <draw:text-box>
            <text:p text:style-name="P3"><text:span text:style-name="T1">Complete Poll</text:span></text:p>
          </draw:text-box>
        </draw:frame>
        <draw:frame draw:style-name="gr4" draw:text-style-name="P3" draw:layer="layout" svg:width="2.54cm" svg:height="1.52cm" svg:x="15.74cm" svg:y="6.315cm">
          <draw:text-box>
            <text:p text:style-name="P3"><text:span text:style-name="T1">Cast Vote</text:span></text:p>
          </draw:text-box>
        </draw:frame>
        <draw:frame draw:style-name="gr3" draw:text-style-name="P3" draw:layer="layout" svg:width="3.81cm" svg:height="1.309cm" svg:x="6.515cm" svg:y="9.135cm">
          <draw:text-box>
            <text:p text:style-name="P3"><text:span text:style-name="T1">Display Polls Participated In</text:span></text:p>
          </draw:text-box>
        </draw:frame>
        <draw:frame draw:style-name="gr3" draw:text-style-name="P3" draw:layer="layout" svg:width="3.81cm" svg:height="1.309cm" svg:x="6.515cm" svg:y="12.43cm">
          <draw:text-box>
            <text:p text:style-name="P3"><text:span text:style-name="T1">Display Available Poll Resul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ndrew Butcher</meta:initial-creator>
    <meta:creation-date>2008-11-11T22:55:39</meta:creation-date>
    <dc:creator>Andrew Butcher</dc:creator>
    <dc:date>2008-11-12T00:01:01</dc:date>
    <meta:editing-cycles>2</meta:editing-cycles>
    <meta:editing-duration>PT4M50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